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d2687"/>
    </style:style>
    <style:style style:name="P2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it" fo:country="IT" fo:font-weight="bold" officeooo:paragraph-rsid="001ef76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it" fo:country="IT" fo:font-weight="bold" officeooo:paragraph-rsid="002583e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it" fo:country="IT" fo:font-weight="bold" officeooo:paragraph-rsid="0031154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it" fo:country="IT" fo:font-weight="bold" officeooo:paragraph-rsid="0063b3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591a9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26" style:family="paragraph" style:parent-style-name="Standard">
      <style:text-properties officeooo:paragraph-rsid="00263426"/>
    </style:style>
    <style:style style:name="P27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officeooo:paragraph-rsid="004ec013"/>
    </style:style>
    <style:style style:name="P29" style:family="paragraph" style:parent-style-name="Standard">
      <style:text-properties officeooo:paragraph-rsid="005f0acd"/>
    </style:style>
    <style:style style:name="P30" style:family="paragraph" style:parent-style-name="Standard" style:master-page-name="Standard">
      <style:paragraph-properties style:page-number="auto"/>
      <style:text-properties fo:language="it" fo:country="IT" officeooo:paragraph-rsid="001d2687"/>
    </style:style>
    <style:style style:name="P31" style:family="paragraph" style:parent-style-name="Standard" style:list-style-name="L1">
      <style:text-properties fo:language="it" fo:country="IT" officeooo:paragraph-rsid="001d2687"/>
    </style:style>
    <style:style style:name="P32" style:family="paragraph" style:parent-style-name="Standard" style:list-style-name="L2">
      <style:text-properties officeooo:paragraph-rsid="0026a2f8"/>
    </style:style>
    <style:style style:name="P33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34" style:family="paragraph" style:parent-style-name="Standard" style:list-style-name="L3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35" style:family="paragraph" style:parent-style-name="Standard" style:list-style-name="L4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36" style:family="paragraph" style:parent-style-name="Standard" style:list-style-name="L5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37" style:family="paragraph" style:parent-style-name="Standard" style:list-style-name="L5">
      <style:text-properties fo:color="#000000" style:font-name="DejaVu Serif" fo:font-size="10.5pt" officeooo:paragraph-rsid="002f4972" style:font-name-asian="AR PL UMing HK1" style:font-size-asian="10.5pt" style:font-name-complex="Lohit Devanagari2" style:font-size-complex="10.5pt"/>
    </style:style>
    <style:style style:name="P38" style:family="paragraph" style:parent-style-name="Standard" style:list-style-name="L3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39" style:family="paragraph" style:parent-style-name="Standard" style:list-style-name="L5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40" style:family="paragraph" style:parent-style-name="Standard" style:list-style-name="L5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2" style:font-size-complex="10.5pt" style:font-weight-complex="normal"/>
    </style:style>
    <style:style style:name="P41" style:family="paragraph" style:parent-style-name="Standard" style:list-style-name="L7">
      <style:text-properties fo:color="#000000"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42" style:family="paragraph" style:parent-style-name="Standard" style:list-style-name="L7">
      <style:text-properties fo:color="#000000" style:font-name="Liberation Serif" fo:font-size="12pt" fo:language="it" fo:country="IT" fo:font-weight="bold" officeooo:paragraph-rsid="003de583" style:font-size-asian="10.5pt" style:font-weight-asian="bold" style:font-size-complex="12pt" style:font-weight-complex="bold"/>
    </style:style>
    <style:style style:name="P43" style:family="paragraph" style:parent-style-name="Standard" style:list-style-name="L10">
      <style:text-properties fo:color="#000000" style:font-name="Monospace" fo:font-size="10pt" fo:language="it" fo:country="IT" style:text-underline-style="none" fo:font-weight="normal" officeooo:paragraph-rsid="0047f898" style:font-size-asian="10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Liberation Serif" fo:font-size="14pt" fo:language="it" fo:country="IT" fo:font-weight="bold" officeooo:paragraph-rsid="00784728" style:font-size-asian="12.25pt" style:font-weight-asian="bold" style:font-size-complex="14pt" style:font-weight-complex="bold"/>
    </style:style>
    <style:style style:name="P45" style:family="paragraph" style:parent-style-name="Standard" style:list-style-name="L6">
      <style:text-properties officeooo:paragraph-rsid="00407ef0"/>
    </style:style>
    <style:style style:name="P46" style:family="paragraph" style:parent-style-name="Standard" style:list-style-name="L6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text-properties fo:font-size="12pt" fo:language="it" fo:country="IT" fo:font-weight="normal" officeooo:paragraph-rsid="00407ef0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text-properties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51" style:family="paragraph" style:parent-style-name="Standard" style:list-style-name="L9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language="it" fo:country="IT" fo:font-weight="normal" officeooo:paragraph-rsid="004e0778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it" fo:country="IT" fo:font-weight="normal" officeooo:paragraph-rsid="004ec013" style:font-size-asian="10.5pt" style:font-weight-asian="normal" style:font-size-complex="12pt" style:font-weight-complex="normal"/>
    </style:style>
    <style:style style:name="P54" style:family="paragraph" style:parent-style-name="Standard" style:list-style-name="L10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56" style:family="paragraph" style:parent-style-name="Standard" style:list-style-name="L12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it" fo:country="IT" fo:font-weight="normal" officeooo:paragraph-rsid="0067668e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language="it" fo:country="IT" fo:font-weight="normal" officeooo:paragraph-rsid="006ab2f4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language="it" fo:country="IT" fo:font-weight="normal" officeooo:paragraph-rsid="006b580a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62" style:family="paragraph" style:parent-style-name="Standard" style:list-style-name="L17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language="it" fo:country="IT" fo:font-weight="normal" officeooo:paragraph-rsid="0070ffd0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language="it" fo:country="IT" fo:font-weight="normal" officeooo:paragraph-rsid="007213fa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language="it" fo:country="IT" fo:font-weight="normal" officeooo:paragraph-rsid="00784728" style:font-size-asian="12pt" style:font-weight-asian="normal" style:font-size-complex="12pt" style:font-weight-complex="normal"/>
    </style:style>
    <style:style style:name="P66" style:family="paragraph" style:parent-style-name="Standard" style:list-style-name="L7">
      <style:text-properties fo:font-size="12pt" fo:language="it" fo:country="IT" fo:font-weight="bold" officeooo:paragraph-rsid="003cbe07" style:font-size-asian="10.5pt" style:font-weight-asian="bold" style:font-size-complex="12pt" style:font-weight-complex="bold"/>
    </style:style>
    <style:style style:name="P67" style:family="paragraph" style:parent-style-name="Standard" style:list-style-name="L7">
      <style:text-properties officeooo:paragraph-rsid="003cbe07"/>
    </style:style>
    <style:style style:name="P68" style:family="paragraph" style:parent-style-name="Standard" style:list-style-name="L7">
      <style:text-properties officeooo:paragraph-rsid="003de583"/>
    </style:style>
    <style:style style:name="P69" style:family="paragraph" style:parent-style-name="Standard" style:list-style-name="L8">
      <style:text-properties officeooo:paragraph-rsid="005c44a4"/>
    </style:style>
    <style:style style:name="P70" style:family="paragraph" style:parent-style-name="Standard" style:list-style-name="L8">
      <style:text-properties officeooo:paragraph-rsid="00421e38"/>
    </style:style>
    <style:style style:name="P71" style:family="paragraph" style:parent-style-name="Standard" style:list-style-name="L8">
      <style:text-properties officeooo:paragraph-rsid="0047f898"/>
    </style:style>
    <style:style style:name="P72" style:family="paragraph" style:parent-style-name="Standard" style:list-style-name="L9">
      <style:text-properties officeooo:paragraph-rsid="005c44a4"/>
    </style:style>
    <style:style style:name="P73" style:family="paragraph" style:parent-style-name="Standard" style:list-style-name="L10">
      <style:text-properties officeooo:paragraph-rsid="0047f898"/>
    </style:style>
    <style:style style:name="P74" style:family="paragraph" style:parent-style-name="Standard">
      <style:text-properties fo:color="#ff0000" style:font-name="Monospace" fo:font-size="10pt" fo:language="it" fo:country="IT" fo:font-weight="normal" officeooo:paragraph-rsid="00623186" style:font-size-asian="10pt" style:font-weight-asian="normal" style:font-size-complex="12pt" style:font-weight-complex="normal"/>
    </style:style>
    <style:style style:name="P75" style:family="paragraph" style:parent-style-name="Standard" style:list-style-name="L13">
      <style:text-properties officeooo:paragraph-rsid="006875fc"/>
    </style:style>
    <style:style style:name="P76" style:family="paragraph" style:parent-style-name="Standard" style:list-style-name="L16">
      <style:text-properties officeooo:paragraph-rsid="006875fc"/>
    </style:style>
    <style:style style:name="P77" style:family="paragraph" style:parent-style-name="Standard">
      <style:text-properties officeooo:paragraph-rsid="006875fc"/>
    </style:style>
    <style:style style:name="P78" style:family="paragraph" style:parent-style-name="Standard">
      <style:text-properties style:font-name="Liberation Serif" fo:font-size="14pt" fo:language="it" fo:country="IT" fo:font-weight="bold" officeooo:paragraph-rsid="006ab2f4" style:font-size-asian="12.25pt" style:font-weight-asian="bold" style:font-size-complex="14pt" style:font-weight-complex="bold"/>
    </style:style>
    <style:style style:name="P79" style:family="paragraph" style:parent-style-name="Standard" style:list-style-name="L17">
      <style:text-properties officeooo:paragraph-rsid="0070ffd0"/>
    </style:style>
    <style:style style:name="T1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8" style:family="text">
      <style:text-properties fo:color="#000000" style:font-name="Monospace" fo:font-size="12pt" fo:language="it" fo:country="I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font-size-asian="12pt" style:font-size-complex="12pt"/>
    </style:style>
    <style:style style:name="T12" style:family="text">
      <style:text-properties fo:color="#000000" style:font-name="Liberation Serif" fo:font-weight="bold" style:font-weight-asian="bold" style:font-weight-complex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15" style:family="text">
      <style:text-properties fo:color="#000000" style:font-name="Monospace" fo:font-size="12pt" fo:language="it" fo:country="IT" fo:font-weight="normal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language="it" fo:country="I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19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fo:color="#6a3e3e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26" style:family="text">
      <style:text-properties fo:color="#6a3e3e" style:font-name="Monospace" fo:font-size="10pt" style:font-size-asian="10pt"/>
    </style:style>
    <style:style style:name="T27" style:family="text">
      <style:text-properties fo:color="#ff0000" style:font-name="Liberation Serif" fo:font-size="16pt" style:font-size-asian="16pt" style:font-size-complex="16pt"/>
    </style:style>
    <style:style style:name="T28" style:family="text">
      <style:text-properties fo:color="#1a1a1a" style:font-name="Monospace" fo:font-size="10pt" style:text-underline-style="none" style:font-size-asian="10pt"/>
    </style:style>
    <style:style style:name="T29" style:family="text">
      <style:text-properties fo:color="#1a1a1a" style:font-name="Monospace" fo:font-size="10pt" style:text-underline-style="none" style:font-size-asian="10pt"/>
    </style:style>
    <style:style style:name="T30" style:family="text">
      <style:text-properties fo:color="#0000c0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list xml:id="list2400440178610060988" text:style-name="L1">
        <text:list-item>
          <text:p text:style-name="P31">Patterns utilizzati e loro impiego</text:p>
          <text:list>
            <text:list-item>
              <text:p text:style-name="P31">Model-View-Controller [Su Server, e su Client]</text:p>
            </text:list-item>
            <text:list-item>
              <text:p text:style-name="P31">Command [per la logica del turno, con le azioni incapsulate in oggetti (v.DesignNotebook)]</text:p>
            </text:list-item>
            <text:list-item>
              <text:p text:style-name="P31">Observer – Observable [in più occasioni, sul Server e sul Client]</text:p>
            </text:list-item>
            <text:list-item>
              <text:p text:style-name="P31">Singleton [non credo che resti un Server-wide singleton, a parte il Server stesso, cercare se c'è qualche game-wide singleton]</text:p>
            </text:list-item>
            <text:list-item>
              <text:p text:style-name="P31">Proxy (in ProxyToServer, anche se la nostra è una variante)</text:p>
            </text:list-item>
            <text:list-item>
              <text:p text:style-name="P31">State (sepolto in gamemap&gt;qdgenerator)</text:p>
            </text:list-item>
            <text:list-item>
              <text:p text:style-name="P31">Factory (il mapCreator dentro a Master) ???</text:p>
            </text:list-item>
            <text:list-item>
              <text:p text:style-name="P31">e?</text:p>
            </text:list-item>
          </text:list>
        </text:list-item>
      </text:list>
      <text:p text:style-name="P1"/>
      <text:p text:style-name="P2">Design patterns utilizzati</text:p>
      <text:p text:style-name="P2"/>
      <text:p text:style-name="P3">1. Model-View-Controller</text:p>
      <text:p text:style-name="P7"/>
      <text:p text:style-name="P8">Model: Contiene informazioni sullo stato dell'applicazione, e le entità che ne fanno parte.</text:p>
      <text:p text:style-name="P8">Controller: Contiene la logica dell'applicazione, in base all'input ricevuto effettua modifiche sullo stato (sul Model).</text:p>
      <text:p text:style-name="P8">View: <text:s/>Gestisce l'acquisizione dell'input (che sia il Server dall'utente, o il Client dal Server)</text:p>
      <text:p text:style-name="P7"/>
      <text:p text:style-name="P26">Il pattern viene impiegato sia nella struttura del Server che in quella del client. </text:p>
      <text:p text:style-name="P26">(v. capitolo 1.1 Struttura generale - Perchè scegliere un doppio Model-View-Controller).</text:p>
      <text:p text:style-name="Standard"/>
      <text:p text:style-name="P4">2. Command</text:p>
      <text:p text:style-name="P10">Incapsula un'azione da eseguire, ponendola all'interno di un oggetto dedicato.</text:p>
      <text:p text:style-name="P11">[immagine: CommandPattern]</text:p>
      <text:p text:style-name="P10">Partecipanti: </text:p>
      <text:list xml:id="list4273653464666469165" text:style-name="L2">
        <text:list-item>
          <text:p text:style-name="P32"><text:span text:style-name="T3">Command :</text:span><text:span text:style-name="T1"> dichiara un'interfaccia per l'esecuzione di una operazione</text:span></text:p>
        </text:list-item>
        <text:list-item>
          <text:p text:style-name="P32"><text:span text:style-name="T3">ConcreteCommand :</text:span><text:span text:style-name="T1"> implementa l'interfaccia Command per eseguire una operazione; contiene il riferimento al Receiver</text:span></text:p>
        </text:list-item>
        <text:list-item>
          <text:p text:style-name="P32"><text:span text:style-name="T3">Receiver : </text:span><text:span text:style-name="T1">contiene le funzioni per eseguire le operazioni ordinate dal ConcreteCommand</text:span></text:p>
        </text:list-item>
        <text:list-item>
          <text:p text:style-name="P32"><text:span text:style-name="T3">Client:</text:span><text:span text:style-name="T1"> Crea un ConcreteCommand e gli fornisce un riferimento al receiver</text:span></text:p>
        </text:list-item>
        <text:list-item>
          <text:p text:style-name="P32"><text:span text:style-name="T3">Invoker :</text:span><text:span text:style-name="T1"> Invoca i metodi del ConcreteCommand, ordinandogli di eseguire l'azione richiesta sul Receiver</text:span></text:p>
        </text:list-item>
      </text:list>
      <text:p text:style-name="P11"/>
      <text:p text:style-name="P27">Il pattern costituisce il core della logica applicativa del turno di gioco; i ruoli delle classi nel pattern sono i seguenti:</text:p>
      <text:list xml:id="list7372311958355871652" text:style-name="L3">
        <text:list-item>
          <text:list>
            <text:list-header>
              <text:p text:style-name="P33"/>
            </text:list-header>
          </text:list>
        </text:list-item>
      </text:list>
      <text:list xml:id="list1198746070321428541" text:style-name="L4">
        <text:list-item>
          <text:p text:style-name="P35"><text:span text:style-name="T23">Command</text:span>: le interfacce:</text:p>
          <text:list>
            <text:list-item>
              <text:p text:style-name="P35">CellAction</text:p>
            </text:list-item>
            <text:list-item>
              <text:p text:style-name="P35">CardAction</text:p>
            </text:list-item>
            <text:list-item>
              <text:p text:style-name="P35">playerCommand</text:p>
            </text:list-item>
          </text:list>
          <text:p text:style-name="P35"/>
        </text:list-item>
        <text:list-item>
          <text:p text:style-name="P35"><text:span text:style-name="T23">ConcreteCommand:</text:span> </text:p>
          <text:list>
            <text:list-item>
              <text:p text:style-name="P35">implementano CellAction : </text:p>
              <text:p text:style-name="P35">GetEscapeCardAction, GetSectorCardAction, NoCellAction</text:p>
            </text:list-item>
            <text:list-item>
              <text:p text:style-name="P35">implementano CardAction : </text:p>
              <text:p text:style-name="P35">NoiseAnywhere, NoiseAnywhereWithObject, NoiseHere, NoiseHereWithObject, <text:soft-page-break/>Silence, SilenceWithObject, Escape, CanNotEscape, DrawObjectCard</text:p>
            </text:list-item>
            <text:list-item>
              <text:p text:style-name="P35">implementano ObjectCardAction: </text:p>
              <text:p text:style-name="P35">Adrenaline, Sedatives, Lights, Teleport, AttackOrder, Defense</text:p>
            </text:list-item>
          </text:list>
        </text:list-item>
      </text:list>
      <text:p text:style-name="P27"/>
      <text:list xml:id="list1577759384" text:continue-list="list7372311958355871652" text:style-name="L3">
        <text:list-item>
          <text:p text:style-name="P38">Invoker:</text:p>
          <text:list>
            <text:list-item>
              <text:p text:style-name="P34">TurnHandler, TurnHandlerAlien, TurnHandlerHuman</text:p>
            </text:list-item>
          </text:list>
        </text:list-item>
      </text:list>
      <text:list xml:id="list3720670620901726232" text:style-name="L5">
        <text:list-item>
          <text:list>
            <text:list-header>
              <text:p text:style-name="P36"/>
            </text:list-header>
          </text:list>
        </text:list-item>
        <text:list-item>
          <text:p text:style-name="P39">Receiver:</text:p>
          <text:list>
            <text:list-item>
              <text:p text:style-name="P36">Il Player, e le sue sottoclassi Human e Alien, che contengono i metodi setter per modificare il loro stato</text:p>
            </text:list-item>
            <text:list-item>
              <text:p text:style-name="P36">La GameMap, che contiene le posizioni dei Player</text:p>
              <text:p text:style-name="P36"/>
            </text:list-item>
          </text:list>
        </text:list-item>
        <text:list-item>
          <text:p text:style-name="P39">Client</text:p>
          <text:list>
            <text:list-item>
              <text:p text:style-name="P37">UserMessagesReporter, che crea il comando Movecommand e lo ritorna all'Invoker (TurnHandler)</text:p>
            </text:list-item>
            <text:list-item>
              <text:p text:style-name="P36">TurnHandler, che crea il comando DrawObjectCard</text:p>
            </text:list-item>
            <text:list-item>
              <text:p text:style-name="P36">Le SectorCard, che creano CardActions e le ritornano </text:p>
            </text:list-item>
            <text:list-item>
              <text:p text:style-name="P40">Le ObjectCard, <text:s/>che creano ObjectCardActions e le ritornano al TurnHandler</text:p>
            </text:list-item>
          </text:list>
        </text:list-item>
      </text:list>
      <text:p text:style-name="P10"/>
      <text:p text:style-name="P5">3. Observer – Observable</text:p>
      <text:p text:style-name="P12"/>
      <text:p text:style-name="P12">Definisce un legame tra l'oggetto Publisher e uno o più oggetti Subscriber. Quando il Publisher subisce una modifica del suo stato, tutti i Subscriber ricevono la notifica e possono compiere operazioni di aggiornamento.</text:p>
      <text:p text:style-name="P12"/>
      <text:p text:style-name="P13">Partecipanti:</text:p>
      <text:p text:style-name="P13"/>
      <text:list xml:id="list165347151994177704" text:style-name="L6">
        <text:list-item>
          <text:p text:style-name="P46"><text:span text:style-name="T23">Subject:</text:span> Provvede un'interfaccia per aggiungere o escludere degli oggetti Observer</text:p>
        </text:list-item>
        <text:list-item>
          <text:p text:style-name="P46"><text:span text:style-name="T23">Observer :</text:span> definisce un'interfaccia per effettuare l'aggiornamento quando lo stato del Subject cambia.</text:p>
        </text:list-item>
        <text:list-item>
          <text:p text:style-name="P46"><text:span text:style-name="T23">ConcreteSubject :</text:span> implementa l'interfaccia Subject. Contiene le informazioni di interesse per i ConcreteObserver, e manda una notifica ai ConcreteObserver quando lo stato cambia</text:p>
        </text:list-item>
        <text:list-item>
          <text:p text:style-name="P46"><text:span text:style-name="T23">ConcreteObserver:</text:span> mantiene un riferimento ai ConcreteSubject; implementa l'interfaccia Observer, per aggiornarsi quando lo stato dei ConcreteSubject cambia.</text:p>
        </text:list-item>
      </text:list>
      <text:p text:style-name="P14"/>
      <text:p text:style-name="P21">I casi in cui viene impiegato il pattern Observer-Observable sono:</text:p>
      <text:p text:style-name="P15"/>
      <text:p text:style-name="P22">Caso 1: </text:p>
      <text:p text:style-name="P19">Nel Server,<text:span text:style-name="T9"> </text:span><text:span text:style-name="T27">??</text:span></text:p>
      <text:list xml:id="list5226620199488624367" text:style-name="L7">
        <text:list-item>
          <text:p text:style-name="P66">Subject : </text:p>
          <text:list>
            <text:list-item>
              <text:p text:style-name="P67"><text:span text:style-name="T1">interfaccia </text:span><text:span text:style-name="T6">MessagingChannelInterface,</text:span><text:span text:style-name="T8"> </text:span><text:span text:style-name="T10">con i metodi </text:span><text:span text:style-name="T18">public</text:span><text:span text:style-name="T6"> </text:span><text:span text:style-name="T20">void</text:span><text:span text:style-name="T6"> addObserver(Observer </text:span><text:span text:style-name="T24">o</text:span><text:span text:style-name="T6">) </text:span><text:span text:style-name="T10"><text:s/>e </text:span><text:span text:style-name="T18">public</text:span><text:span text:style-name="T6"> </text:span><text:span text:style-name="T20">void</text:span><text:span text:style-name="T6"> killConnection();</text:span></text:p>
            </text:list-item>
            <text:list-item>
              <text:p text:style-name="P41">interfaccia predefinita Observable</text:p>
            </text:list-item>
          </text:list>
        </text:list-item>
        <text:list-item>
          <text:p text:style-name="P49"><text:span text:style-name="T12">Observer:</text:span><text:span text:style-name="T9"> interfaccia predefinita Observer</text:span></text:p>
        </text:list-item>
        <text:list-item>
          <text:p text:style-name="P42">ConcreteSubject: </text:p>
          <text:list>
            <text:list-item>
              <text:p text:style-name="P68"><text:span text:style-name="T20">public</text:span><text:span text:style-name="T6"> </text:span><text:span text:style-name="T20">class</text:span><text:span text:style-name="T6"> MessagingChannelStrings </text:span><text:span text:style-name="T20">extends</text:span><text:span text:style-name="T6"> Observable </text:span><text:span text:style-name="T20">implements</text:span><text:span text:style-name="T6"> MessagingChannelInterface</text:span></text:p>
            </text:list-item>
            <text:list-item>
              <text:p text:style-name="P68"><text:span text:style-name="T20">public</text:span><text:span text:style-name="T6"> </text:span><text:span text:style-name="T20">class</text:span><text:span text:style-name="T6"> SocketCommunication </text:span><text:span text:style-name="T20">extends</text:span><text:span text:style-name="T6"> MessagingChannelStrings </text:span></text:p>
            </text:list-item>
          </text:list>
        </text:list-item>
        <text:list-item>
          <text:p text:style-name="P50"><text:soft-page-break/><text:span text:style-name="T12">ConcreteObserver:</text:span><text:span text:style-name="T9"> </text:span><text:span text:style-name="T27">??</text:span></text:p>
          <text:p text:style-name="P49"/>
        </text:list-item>
      </text:list>
      <text:p text:style-name="P15"/>
      <text:p text:style-name="P23">Caso 2: </text:p>
      <text:p text:style-name="P29"><text:span text:style-name="T1">Nel Server, quando il Controller chiama AnnouncerStrings per mandare un messaggio in broadcast ai Client connessi tramite Socket, AnnouncerStrings crea il messaggio appropriato a seconda del metodo chiamato, lo conserva nella sua variabile </text:span><text:span text:style-name="T6">String </text:span><text:span text:style-name="T30">message</text:span><text:span text:style-name="T1"> e esegue </text:span><text:span text:style-name="T7">notifyObservers();</text:span></text:p>
      <text:p text:style-name="P29"><text:span text:style-name="T10">Tutti gli oggetti di tipo Connection associati ai vari Client vengono notificati; <text:s/>eseguono quindi </text:span><text:span text:style-name="T25">announcerStrings</text:span><text:span text:style-name="T6">.getMessage()</text:span><text:span text:style-name="T11"> e inviano il messaggio ai Client sul Socket.</text:span></text:p>
      <text:p text:style-name="P20"/>
      <text:list xml:id="list1549356481860091165" text:style-name="L8">
        <text:list-item>
          <text:p text:style-name="P69"><text:span text:style-name="T3">Subject: </text:span><text:span text:style-name="T10">interfaccia predefinita Observable</text:span></text:p>
        </text:list-item>
      </text:list>
      <text:list xml:id="list5875096792063884056" text:style-name="L9">
        <text:list-item>
          <text:p text:style-name="P51"><text:span text:style-name="T23">Observer :</text:span><text:span text:style-name="T9">interfaccia predefinita Observer</text:span></text:p>
        </text:list-item>
        <text:list-item>
          <text:p text:style-name="P72"><text:span text:style-name="T3">ConcreteSubject : </text:span><text:span text:style-name="T19">public</text:span><text:span text:style-name="T6"> </text:span><text:span text:style-name="T20">class</text:span><text:span text:style-name="T6"> AnnouncerStrings </text:span><text:span text:style-name="T20">extends</text:span><text:span text:style-name="T6"> Observable </text:span></text:p>
        </text:list-item>
        <text:list-item>
          <text:p text:style-name="P72"><text:span text:style-name="T3">ConcreteObserver :</text:span><text:span text:style-name="T1"> </text:span><text:span text:style-name="T20">public</text:span><text:span text:style-name="T6"> </text:span><text:span text:style-name="T20">class</text:span><text:span text:style-name="T6"> Connection </text:span><text:span text:style-name="T20">implements</text:span><text:span text:style-name="T6"> Observer</text:span></text:p>
        </text:list-item>
      </text:list>
      <text:p text:style-name="P15"/>
      <text:p text:style-name="P24">Caso 3: </text:p>
      <text:p text:style-name="P17">Nel Client, la classe Updater, all'interno del Controller, osserva la classe ClientSocketChannel nella Connection, che riceve i messaggi (le stringhe) inviate dal Server.</text:p>
      <text:p text:style-name="P17">Quando un messaggio arriva, l'Updater viene notificato, e invoca il metodo processMessage(message); questo metodo provocherà dei cambiamenti nella View e/o nel Model, a seconda del messaggio</text:p>
      <text:p text:style-name="P16"/>
      <text:list xml:id="list1450017099" text:continue-list="list1549356481860091165" text:style-name="L8">
        <text:list-item>
          <text:p text:style-name="P70"><text:span text:style-name="T3">Subject: </text:span><text:span text:style-name="T10">interfaccia predefinita Observable</text:span></text:p>
        </text:list-item>
      </text:list>
      <text:list xml:id="list1714669510" text:continue-list="list165347151994177704" text:style-name="L6">
        <text:list-item>
          <text:p text:style-name="P47"><text:span text:style-name="T23">Observer :</text:span><text:span text:style-name="T9">interfaccia predefinita Observer</text:span></text:p>
        </text:list-item>
        <text:list-item>
          <text:p text:style-name="P45"><text:span text:style-name="T3">ConcreteSubject : </text:span><text:span text:style-name="T18">public</text:span><text:span text:style-name="T6"> </text:span><text:span text:style-name="T20">class</text:span><text:span text:style-name="T6"> ClientSocketChannel </text:span><text:span text:style-name="T20">extends</text:span><text:span text:style-name="T6"> Observable</text:span></text:p>
        </text:list-item>
        <text:list-item>
          <text:p text:style-name="P45"><text:span text:style-name="T3">ConcreteObserver :</text:span><text:span text:style-name="T1"> </text:span><text:span text:style-name="T18">public</text:span><text:span text:style-name="T6"> </text:span><text:span text:style-name="T20">abstract</text:span><text:span text:style-name="T6"> </text:span><text:span text:style-name="T20">class</text:span><text:span text:style-name="T6"> Updater </text:span><text:span text:style-name="T20">implements</text:span><text:span text:style-name="T6"> Observer</text:span></text:p>
          <text:p text:style-name="P48"/>
        </text:list-item>
      </text:list>
      <text:p text:style-name="P25">Caso 4:</text:p>
      <text:p text:style-name="P52">Nel Client, la classe SmartSwingView, all'interno del package view.gui, osserva la classe ModelForGUI nel package model. </text:p>
      <text:p text:style-name="P53">Il Controller (più precisamente, la classe Updater) effettua una serie di modifiche in ModelForGUI, <text:s/>dopodichè invoca il metodo :</text:p>
      <text:p text:style-name="P28"><text:span text:style-name="T1"><text:s/></text:span><text:span text:style-name="T20">public</text:span><text:span text:style-name="T6"> </text:span><text:span text:style-name="T20">void</text:span><text:span text:style-name="T6"> finishedUpdating() {...notifyObservers();}, </text:span><text:span text:style-name="T11">e in risposta la SwingView aggiorna i suoi pannelli estraendo i dati del ModelForGUI.</text:span></text:p>
      <text:p text:style-name="P18"><text:s/></text:p>
      <text:list xml:id="list328289344" text:continue-list="list1450017099" text:style-name="L8">
        <text:list-item>
          <text:p text:style-name="P71"><text:span text:style-name="T3">Subject:</text:span><text:span text:style-name="T1"> </text:span><text:span text:style-name="T10">interfaccia predefinita Observable</text:span></text:p>
        </text:list-item>
      </text:list>
      <text:list xml:id="list8176604902397375566" text:style-name="L10">
        <text:list-item>
          <text:p text:style-name="P54"><text:span text:style-name="T23">Observer : </text:span><text:span text:style-name="T9">interfaccia predefinita Observer</text:span></text:p>
        </text:list-item>
        <text:list-item>
          <text:p text:style-name="P73"><text:span text:style-name="T3">ConcreteSubject :</text:span><text:span text:style-name="T1"> </text:span><text:span text:style-name="T18">public</text:span><text:span text:style-name="T7"> </text:span><text:span text:style-name="T18">class</text:span><text:span text:style-name="T7"> ModelForGUI </text:span><text:span text:style-name="T18">extends</text:span><text:span text:style-name="T7"> Observable</text:span></text:p>
        </text:list-item>
        <text:list-item>
          <text:p text:style-name="P73"><text:span text:style-name="T3">ConcreteObserver: </text:span><text:span text:style-name="T20">public</text:span><text:span text:style-name="T6"> </text:span><text:span text:style-name="T20">class</text:span><text:span text:style-name="T6"> SmartSwingView </text:span><text:span text:style-name="T20">extends</text:span><text:span text:style-name="T6"> DumbSwingView </text:span><text:span text:style-name="T20">implements</text:span><text:span text:style-name="T6"> </text:span><text:span text:style-name="T28">Observer</text:span></text:p>
          <text:p text:style-name="P43"/>
        </text:list-item>
      </text:list>
      <text:p text:style-name="P74">C'è qualche altro caso?</text:p>
      <text:p text:style-name="P18"/>
      <text:p text:style-name="P18"/>
      <text:p text:style-name="P6">4. Singleton</text:p>
      <text:p text:style-name="P9"/>
      <text:p text:style-name="P55">Assicura che una classe possa istanziare un solo oggetto, e provvede un unico punto di accesso.</text:p>
      <text:p text:style-name="P55"/>
      <text:p text:style-name="P55">Partecipanti: </text:p>
      <text:list xml:id="list6659874874402606330" text:style-name="L12">
        <text:list-item>
          <text:p text:style-name="P56"><text:soft-page-break/><text:span text:style-name="T23">Singleton:</text:span> definisce un'operazione che permette di creare un'unica istanza di un oggetto, e di accedervi.</text:p>
        </text:list-item>
      </text:list>
      <text:p text:style-name="P55"/>
      <text:p text:style-name="P58">Elenco di Singleton:</text:p>
      <text:list xml:id="list1634927584964135733" text:style-name="L13">
        <text:list-item>
          <text:p text:style-name="P75"><text:span text:style-name="T2">Nel Server, la classe che costruisce il Server per gestire le connessioni con i Client attraverso Socket.</text:span></text:p>
        </text:list-item>
      </text:list>
      <text:p text:style-name="P77"><text:span text:style-name="T18"><text:tab/>public</text:span><text:span text:style-name="T7"> </text:span><text:span text:style-name="T18">class</text:span><text:span text:style-name="T7"> ServerSocketCore , </text:span><text:span text:style-name="T16">con i metodi </text:span></text:p>
      <text:p text:style-name="P77"><text:span text:style-name="T7"><text:tab/></text:span><text:span text:style-name="T20">public</text:span><text:span text:style-name="T6"> </text:span><text:span text:style-name="T20">static</text:span><text:span text:style-name="T6"> ServerSocketCore createServerInstance(GlobalSettings </text:span><text:span text:style-name="T24">locals</text:span><text:span text:style-name="T6">)</text:span></text:p>
      <text:p text:style-name="P77"><text:span text:style-name="T6"><text:tab/>e </text:span><text:span text:style-name="T20">public</text:span><text:span text:style-name="T6"> </text:span><text:span text:style-name="T20">static</text:span><text:span text:style-name="T6"> ServerSocketCore getServerInstance()</text:span></text:p>
      <text:p text:style-name="P77"><text:span text:style-name="T6"/></text:p>
      <text:p text:style-name="P58"><text:span text:style-name="T6"/></text:p>
      <text:list xml:id="list6694769699686608755" text:style-name="L16">
        <text:list-item>
          <text:p text:style-name="P76"><text:span text:style-name="T2">Nel Server, allo stesso modo, il Server per gestire le connessioni con i Client attraverso RMI.</text:span></text:p>
          <text:p text:style-name="P76"><text:span text:style-name="T18">public</text:span><text:span text:style-name="T6"> </text:span><text:span text:style-name="T20">class</text:span><text:span text:style-name="T6"> ServerRMICore</text:span><text:span text:style-name="T15">, </text:span><text:span text:style-name="T16">con il metodo</text:span></text:p>
          <text:p text:style-name="P76"><text:span text:style-name="T18">public</text:span><text:span text:style-name="T6"> </text:span><text:span text:style-name="T20">static</text:span><text:span text:style-name="T6"> ServerRMICore getServerInstance(GlobalSettings </text:span><text:span text:style-name="T24">locals</text:span><text:span text:style-name="T6">)</text:span></text:p>
        </text:list-item>
      </text:list>
      <text:p text:style-name="P77"><text:span text:style-name="T15"/></text:p>
      <text:p text:style-name="P78"><text:span text:style-name="T5">5. Proxy</text:span></text:p>
      <text:p text:style-name="P57"/>
      <text:p text:style-name="P57"/>
      <text:p text:style-name="P59">Un oggetto agisce da intermediario e/o sostituto per un altro oggetto. Le ragioni possono essere varie (evitare l'istanziazione di un oggetto pesante in termini di risorse, controllare l'accesso a un oggetto, gestire alcune richieste in un contesto locale invece di richiedere di gestirle in remoto, etc.)</text:p>
      <text:p text:style-name="P59"/>
      <text:p text:style-name="P60">In particolare, un <text:span text:style-name="T23">remote proxy</text:span> fornisce un rappresentante locale per un oggetto remoto.</text:p>
      <text:p text:style-name="P60"/>
      <text:p text:style-name="P61">Partecipanti:</text:p>
      <text:list xml:id="list9016502202285479160" text:style-name="L17">
        <text:list-item>
          <text:p text:style-name="P62"><text:span text:style-name="T23">Subject:</text:span> l'interfaccia comune al Proxy e al Real Subject</text:p>
        </text:list-item>
        <text:list-item>
          <text:p text:style-name="P62"><text:span text:style-name="T23">Proxy:</text:span> implementa l'interfaccia Subject (può quindi essere usato al posto del Real Subject); mantiene un riferimento al Real Subject (può inviargli richieste se occorre).</text:p>
        </text:list-item>
        <text:list-item>
          <text:p text:style-name="P62"><text:span text:style-name="T23">Real Subject</text:span>: l'oggetto rappresentato dal Proxy</text:p>
        </text:list-item>
      </text:list>
      <text:p text:style-name="P63"/>
      <text:p text:style-name="P63">Utilizzo:</text:p>
      <text:p text:style-name="P64">Nella comunicazione Client-Server di tipo RMI, <text:s/>è un oggetto locale sul client che è in grado di inviare al Server delle richieste, e inoltre invia al Server un riferimento a se stesso, provvedendo così all'autenticazione.</text:p>
      <text:list xml:id="list1901174721" text:continue-numbering="true" text:style-name="L17">
        <text:list-item>
          <text:p text:style-name="P79"><text:span text:style-name="T4">Subject:</text:span><text:span text:style-name="T2"> </text:span><text:span text:style-name="T20">public</text:span><text:span text:style-name="T6"> </text:span><text:span text:style-name="T20">interface</text:span><text:span text:style-name="T6"> ServerRemoteInterface. </text:span><text:span text:style-name="T11">Definisce tutti i metodi che il client può invocare sul Server da remoto.</text:span></text:p>
        </text:list-item>
        <text:list-item>
          <text:p text:style-name="P79"><text:span text:style-name="T4">Proxy:</text:span><text:span text:style-name="T2"> </text:span><text:span text:style-name="T20">public</text:span><text:span text:style-name="T6"> </text:span><text:span text:style-name="T20">class</text:span><text:span text:style-name="T6"> ProxyToServer </text:span><text:span text:style-name="T20">implements</text:span><text:span text:style-name="T6"> </text:span><text:span text:style-name="T28">ServerRemoteInterface</text:span></text:p>
        </text:list-item>
        <text:list-item>
          <text:p text:style-name="P79"><text:span text:style-name="T4">Real Subject</text:span><text:span text:style-name="T2">: </text:span><text:span text:style-name="T20">public</text:span><text:span text:style-name="T6"> </text:span><text:span text:style-name="T20">class</text:span><text:span text:style-name="T6"> ServerRMICore </text:span><text:span text:style-name="T20">implements</text:span><text:span text:style-name="T6"> ServerRemoteInterface</text:span></text:p>
        </text:list-item>
      </text:list>
      <text:p text:style-name="P63"/>
      <text:p text:style-name="P63"/>
      <text:p text:style-name="P44">6. State</text:p>
      <text:p text:style-name="P65"/>
      <text:p text:style-name="P65">7. Factory (Factory method? Abstract factory?) è presente? Leggendo le descrizioni di FactoryMethod <text:s/>e Abstract factory sul libro di Gamma, Helm, Johnson &amp; Vlissides ( i 4 che hanno “fondato” i design pattern) non vedo la corrispondenza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2T19:44:32</dc:date>
    <dc:creator>Andrea </dc:creator>
    <meta:editing-duration>PT3H38M24S</meta:editing-duration>
    <meta:editing-cycles>87</meta:editing-cycles>
    <meta:generator>LibreOffice/4.0.4.2$Linux_X86_64 LibreOffice_project/400m0$Build-2</meta:generator>
    <meta:document-statistic meta:table-count="0" meta:image-count="0" meta:object-count="0" meta:page-count="4" meta:paragraph-count="122" meta:word-count="1119" meta:character-count="8055" meta:non-whitespace-character-count="7096"/>
  </office:meta>
</office:document-meta>
</file>